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.SF NS" svg:font-family="'.SF NS'" style:font-pitch="variable"/>
    <style:font-face style:name=".SF NS1" svg:font-family="'.SF NS'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Jellee Roman" svg:font-family="'Jellee Roman'" style:font-pitch="variable"/>
    <style:font-face style:name="Jellee Roman1" svg:font-family="'Jellee Roman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title">
      <style:graphic-properties fo:min-height="6.631cm"/>
      <style:paragraph-properties style:writing-mode="lr-tb"/>
    </style:style>
    <style:style style:name="pr6" style:family="presentation" style:parent-style-name="Title_20_Slide-outline1">
      <style:graphic-properties fo:min-height="10.798cm"/>
      <style:paragraph-properties style:writing-mode="lr-tb"/>
    </style:style>
    <style:style style:name="pr7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4c4f69" loext:opacity="100%" style:text-line-through-style="none" style:text-line-through-type="none" style:text-position="0% 100%" style:font-name="Jellee Roman" fo:font-size="60pt" fo:letter-spacing="normal" fo:language="en" fo:country="CH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.SF NS1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c4f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tppuccin" draw:style-name="dp1" draw:master-page-name="Title_20_Slide" presentation:presentation-page-layout-name="AL1T0">
        <draw:frame draw:name="Title 1" presentation:style-name="pr1" draw:text-style-name="P2" draw:layer="layout" svg:width="32.5cm" svg:height="13.631cm" svg:x="0.5cm" svg:y="-0.131cm" presentation:class="title" presentation:user-transformed="true">
          <draw:text-box>
            <text:p text:style-name="P1"><text:span text:style-name="T1">Восстановление формы поверхности по известным распределениям степени и угла поляризации.</text:span></text:p>
          </draw:text-box>
        </draw:frame>
        <draw:frame draw:name="Subtitle 2" presentation:style-name="pr2" draw:text-style-name="P4" draw:layer="layout" svg:width="25.399cm" svg:height="4.598cm" svg:x="-5cm" svg:y="16.5cm" presentation:class="subtitle" presentation:user-transformed="true">
          <draw:text-box>
            <text:p text:style-name="P3"><text:span text:style-name="T2">Салтыкова Дарья – гр. Б04-105</text:span></text:p>
            <text:p text:style-name="P3"><text:span text:style-name="T2"><text:s text:c="2"/></text:span><text:span text:style-name="T2">Шмаков Владимир – гр. Б04-105</text:span></text:p>
            <text:p text:style-name="P3"><text:span text:style-name="T2"/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номер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2T1">
        <draw:frame presentation:style-name="pr5" draw:layer="layout" svg:width="25.399cm" svg:height="6.631cm" svg:x="4.233cm" svg:y="3.118cm" presentation:class="title" presentation:placeholder="true">
          <draw:text-box/>
        </draw:frame>
        <draw:frame presentation:style-name="pr6" draw:layer="layout" svg:width="30.479cm" svg:height="11.048cm" svg:x="1.693cm" svg:y="4.457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frame presentation:style-name="pr5" draw:layer="layout" svg:width="25.399cm" svg:height="6.631cm" svg:x="2.5cm" svg:y="0.5cm" presentation:class="title" presentation:user-transformed="true">
          <draw:text-box>
            <text:p>Восстановление карты высот по заданной карте нормалей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draw:frame presentation:style-name="pr5" draw:layer="layout" svg:width="25.399cm" svg:height="6.631cm" svg:x="2.5cm" svg:y="0.5cm" presentation:class="title" presentation:user-transformed="true">
          <draw:text-box>
            <text:p>Восстановление карты высот по заданной карте нормалей<text:line-break/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.SF NS" svg:font-family="'.SF NS'" style:font-pitch="variable"/>
    <style:font-face style:name=".SF NS1" svg:font-family="'.SF NS'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Jellee Roman" svg:font-family="'Jellee Roman'" style:font-pitch="variable"/>
    <style:font-face style:name="Jellee Roman1" svg:font-family="'Jellee Roman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eff1f5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c4f69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CH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c4f69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c4f69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c4f69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c4f69" loext:opacity="100%" style:text-outline="false" style:text-line-through-style="none" style:text-line-through-type="none" style:text-position="0% 100%" style:font-name="Calibri" fo:font-family="Calibri" fo:font-size="40pt" fo:letter-spacing="normal" fo:language="en" fo:country="CH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f1f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4c4f69" loext:opacity="100%" style:text-line-through-style="none" style:text-line-through-type="none" style:text-position="0% 100%" style:font-name="Jellee Roman" fo:font-size="60pt" fo:letter-spacing="normal" fo:language="en" fo:country="GB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4c4f69" loext:opacity="100%" style:text-line-through-style="none" style:text-line-through-type="none" style:text-position="0% 100%" style:font-name="Calibri" fo:font-size="12pt" fo:letter-spacing="normal" fo:language="en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c4f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c4f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2</meta:editing-cycles>
    <meta:creation-date>2024-01-02T08:08:46.361945071</meta:creation-date>
    <meta:editing-duration>PT7H47M26S</meta:editing-duration>
    <meta:generator>LibreOffice/7.3.7.2$Linux_X86_64 LibreOffice_project/30$Build-2</meta:generator>
    <dc:date>2024-01-02T23:11:22.578727996</dc:date>
    <meta:document-statistic meta:object-count="36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1</meta:user-defined>
  </office:meta>
</office:document-meta>
</file>